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paragraph-properties fo:text-align="justify" style:justify-single-word="false"/>
      <style:text-properties fo:color="#000080"/>
    </style:style>
    <style:style style:name="P5" style:family="paragraph" style:parent-style-name="Standard">
      <style:paragraph-properties fo:text-align="justify" style:justify-single-word="false"/>
      <style:text-properties fo:color="#000080" fo:language="pt" fo:country="BR"/>
    </style:style>
    <style:style style:name="P6" style:family="paragraph" style:parent-style-name="Standard">
      <style:paragraph-properties fo:margin-left="7.493cm" fo:margin-right="0cm" fo:text-align="justify" style:justify-single-word="false" fo:text-indent="1.249cm" style:auto-text-indent="false"/>
      <style:text-properties fo:color="#000080"/>
    </style:style>
    <style:style style:name="P7" style:family="paragraph" style:parent-style-name="Standard">
      <style:paragraph-properties fo:margin-left="7.493cm" fo:margin-right="0cm" fo:text-align="justify" style:justify-single-word="false" fo:text-indent="1.249cm" style:auto-text-indent="false"/>
      <style:text-properties fo:color="#000080" fo:language="pt" fo:country="BR"/>
    </style:style>
    <style:style style:name="P8" style:family="paragraph" style:parent-style-name="Standard">
      <style:paragraph-properties fo:margin-left="7.493cm" fo:margin-right="0cm" fo:text-align="justify" style:justify-single-word="false" fo:text-indent="1.249cm" style:auto-text-indent="false"/>
      <style:text-properties fo:color="#000080" style:text-underline-style="none"/>
    </style:style>
    <style:style style:name="P9" style:family="paragraph" style:parent-style-name="Standard">
      <style:paragraph-properties fo:margin-left="6.244cm" fo:margin-right="0cm" fo:text-align="justify" style:justify-single-word="false" fo:text-indent="0cm" style:auto-text-indent="false"/>
      <style:text-properties fo:color="#000080"/>
    </style:style>
    <style:style style:name="P10" style:family="paragraph" style:parent-style-name="Standard">
      <style:paragraph-properties fo:margin-left="8.742cm" fo:margin-right="0cm" fo:text-align="justify" style:justify-single-word="false" fo:text-indent="0cm" style:auto-text-indent="false"/>
      <style:text-properties fo:color="#000080"/>
    </style:style>
    <style:style style:name="P11" style:family="paragraph" style:parent-style-name="Standard">
      <style:paragraph-properties fo:margin-left="9.991cm" fo:margin-right="0cm" fo:text-align="justify" style:justify-single-word="false" fo:text-indent="1.249cm" style:auto-text-indent="false"/>
      <style:text-properties fo:color="#000080" fo:language="pt" fo:country="BR"/>
    </style:style>
    <style:style style:name="P12" style:family="paragraph" style:parent-style-name="Standard">
      <style:paragraph-properties fo:text-align="justify" style:justify-single-word="false"/>
      <style:text-properties fo:color="#000080" fo:language="pt" fo:country="BR"/>
    </style:style>
    <style:style style:name="P13" style:family="paragraph" style:parent-style-name="Standard">
      <style:paragraph-properties fo:text-align="justify" style:justify-single-word="false"/>
      <style:text-properties fo:color="#000080" fo:language="en" fo:country="US"/>
    </style:style>
    <style:style style:name="P1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15" style:family="paragraph" style:parent-style-name="Standard">
      <style:paragraph-properties fo:margin-left="7.493cm" fo:margin-right="0cm" fo:text-align="justify" style:justify-single-word="false" fo:text-indent="1.249cm" style:auto-text-indent="false"/>
      <style:text-properties fo:color="#000080" fo:language="pt" fo:country="BR"/>
    </style:style>
    <style:style style:name="T1" style:family="text">
      <style:text-properties fo:language="pt" fo:country="BR"/>
    </style:style>
    <style:style style:name="T2" style:family="text">
      <style:text-properties fo:language="en" fo:country="US"/>
    </style:style>
    <style:style style:name="T3" style:family="text">
      <style:text-properties style:font-name="Symbol" style:font-name-complex="Symbol"/>
    </style:style>
    <style:style style:name="T4" style:family="text">
      <style:text-properties style:text-position="sub 58%"/>
    </style:style>
    <style:style style:name="T5" style:family="text">
      <style:text-properties fo:color="#0000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TOCOLO DE COMUNICACIÓN CON UNA PC</text:p>
      <text:p text:style-name="P3">Se necesita acceder a la eeprom de la placa para diversas tareas que afectarán lo que se muestre en el display y otras como:</text:p>
      <text:p text:style-name="P3">-Fijar eventualmente algún nombre referente al modelo y tipo de equipo</text:p>
      <text:p text:style-name="P3">-Fijar nombre y unidad de cada medición.</text:p>
      <text:p text:style-name="P3">-Fijar medición principal (que la mayor parte del tiempo se mostrará en tamaño ampliado).</text:p>
      <text:p text:style-name="P3">-Fijar modo de presentación numérico o vúmetro a c/u.</text:p>
      <text:p text:style-name="P3">-Fijar respuesta Lineal/Cuadrática a c/u.</text:p>
      <text:p text:style-name="P3">-Fijar promediación a c/u.</text:p>
      <text:p text:style-name="P3">-Calibrar su respectiva escala.</text:p>
      <text:p text:style-name="P3">-Posibles valores para funciones de control sobre el equipo a indicarse más adelante.</text:p>
      <text:p text:style-name="P3">-etc.</text:p>
      <text:p text:style-name="P3"/>
      <text:p text:style-name="P3">Algunos parámetros (calibraciones, etc.) es factible que más adelante definamos poder acceder y setear aparte desde teclado del voltímetro...</text:p>
      <text:p text:style-name="P3"/>
      <text:p text:style-name="P3">La manera de comunicación es tal que la placa siempre está a la espera de algún mensaje (desde la PC), y una vez detectado y reconocido un mensaje, devolverá la correspondiente respuesta. No se prevee que la placa deba iniciar por sí sola una comunicación (como los traps en SNMP).</text:p>
      <text:p text:style-name="P3">Para la comunicación con la PC se tomará (solo) como referencia el utilizado en la placa P0568, el cual conforma un modo robusto al contener códigos de seguridad CRC16.</text:p>
      <text:p text:style-name="P3">En general está conformado por bytes de comienzo de trama, destino (placa en cuestión), orígen (PC), función, CRC 2 bytes, y byte de final de trama.</text:p>
      <text:p text:style-name="P3">También incluye en formato estandar, la inclusión de un byte a continuación de cada uno de los que se deben alterar para no coincidir con bytes de inicio o final de trama.</text:p>
      <text:p text:style-name="P3">En el protocolo de referencia mostrado más adelante, la placa destino se definía como 01 hasta 08 (tenía capacidad simultánea de 8 placas), ahora indicaremos un número distinto (por ser distintas sus funciones), podría ser el número 09 ?.</text:p>
      <text:p text:style-name="P3">Como código de origen de mensaje desde la PC se utilizaba el A0, y podemos seguir usándolo ahora.</text:p>
      <text:p text:style-name="P3"/>
      <text:p text:style-name="P3">El protocolo mencionado <text:s/>fija formato de la comunicación serie, velocidad, etc. Utilizamos 57600 (en otras ocasiones anteriores, para sistema similar utilizamos 19200).</text:p>
      <text:p text:style-name="P3"/>
      <text:p text:style-name="P3">La idea sería partir de dicho formato, conservando algunos códigos que serían compatibles (como los mensajes y formatos para escribir, o para leer la eeprom, etc.) pero también se agregarían nuevos códigos (distintos de aquellos) que contemplen las necesidades específicas de esta nueva placa (ejm. <text:s/>las calibraciones de escalas son de distinta manera).</text:p>
      <text:p text:style-name="P3">Cuando la placa reciba una trama con un código de función distinta al de su conjunto, simplemente debe ignorarla y permanecer preparado para cualquier mensaje futuro.</text:p>
      <text:p text:style-name="P3">También en el protocolo de comunicación se debe contemplar que las lecturas de mediciones posibles en el display (información externa a la eeprom), puedan ser leídas desde la PC, las 16 simultáneas con un solo requerimiento, y con códigos distintos para acceder las ram no promediadas, las promediadas, y factible también con un tercer código como quedan procesadas para presentar en el display (un formato ya convertidas de acuerdo a sus respectivas escalas).</text:p>
      <text:p text:style-name="P3"/>
      <text:p text:style-name="P3">El diseño del protocolo completo deberá ir haciendose teniendo en cuenta todas las funciones que se van previendo en la nueva placa.</text:p>
      <text:p text:style-name="P3"/>
      <text:p text:style-name="P3"/>
      <text:p text:style-name="P14"><text:soft-page-break/><text:span text:style-name="T5">Sistema conversión SERIAL – SNMP (plaqueta P0568)</text:span></text:p>
      <text:p text:style-name="P4"/>
      <text:p text:style-name="P4">El sistema realiza la conversión de una comunicación serial al protocolo TCP/IP servicio SNMP.</text:p>
      <text:p text:style-name="P4">La entrada serial está configurada en:</text:p>
      <text:p text:style-name="P4"/>
      <text:p text:style-name="P4"><text:tab/>Bits por segundo<text:tab/>57600</text:p>
      <text:p text:style-name="P4"><text:tab/>Bits de Datos<text:tab/><text:tab/>8</text:p>
      <text:p text:style-name="P4"><text:tab/>Paridad<text:tab/><text:tab/>Ninguno</text:p>
      <text:p text:style-name="P4"><text:tab/>Bits de parada<text:tab/><text:tab/>1</text:p>
      <text:p text:style-name="P4"><text:tab/>Control de flujo <text:s/><text:tab/>Ninguno</text:p>
      <text:p text:style-name="P4"/>
      <text:p text:style-name="P4">La velocidad (bits por segundo) debe establecerse en el punto óptimo, debe realizarse mayor cantidad de pruebas, pero por ahora sería esa.</text:p>
      <text:p text:style-name="P4">La tensión de la señal serial es de 3,3 [V] .</text:p>
      <text:p text:style-name="P4"/>
      <text:p text:style-name="P4">Las funciones implementadas tiene el siguiente formato:</text:p>
      <text:p text:style-name="P4"/>
      <text:p text:style-name="P5">Comienzo de trama <text:tab/>7E</text:p>
      <text:p text:style-name="P5">Nº de Placa destino<text:tab/>xx</text:p>
      <text:p text:style-name="P5">Nº de Placa origen<text:tab/>yy</text:p>
      <text:p text:style-name="P5">Nº de Función<text:tab/><text:tab/>zz</text:p>
      <text:p text:style-name="P5">Checksun<text:tab/><text:tab/>rr</text:p>
      <text:p text:style-name="P4">Checksun<text:tab/><text:tab/>pp</text:p>
      <text:p text:style-name="P4">Fin de trama<text:tab/><text:tab/>7F</text:p>
      <text:p text:style-name="P4"/>
      <text:p text:style-name="P4">Nº de Placa: <text:s/>01 a 08 para cada una de las placas, y A0 para el pedido desde SNMP</text:p>
      <text:p text:style-name="P4">Checksun son dos byte CRC16 (Modbus)</text:p>
      <text:p text:style-name="P4"/>
      <text:p text:style-name="P4">7E + xx + yy + 01 + rr + pp + 7F <text:s text:c="5"/>Solicita el número de pantalla actual de la placa Nº</text:p>
      <text:p text:style-name="P9">xx.</text:p>
      <text:p text:style-name="P4"/>
      <text:p text:style-name="P4">7E + yy + xx + valor_pantalla + rr + pp + 7F <text:s text:c="4"/><text:tab/>Responde a la solicitud, con el <text:s/></text:p>
      <text:p text:style-name="P4"><text:tab/><text:tab/><text:tab/><text:tab/><text:tab/><text:tab/><text:tab/>número de pantalla actual.</text:p>
      <text:p text:style-name="P4"/>
      <text:p text:style-name="P4">7E + xx + yy + 02 + rr + pp + 7F <text:s text:c="5"/><text:tab/><text:tab/><text:tab/>Solicita un up en el número de </text:p>
      <text:p text:style-name="P4"><text:tab/><text:tab/><text:tab/><text:tab/><text:tab/><text:tab/><text:tab/>pantalla de la placa Nº xx.</text:p>
      <text:p text:style-name="P4"/>
      <text:p text:style-name="P4">7E + yy + xx + valor_pantalla + rr + pp + 7F <text:s text:c="4"/><text:tab/>Responde a la solicitud, con el </text:p>
      <text:p text:style-name="P10">número de pantalla actual.</text:p>
      <text:p text:style-name="P4"/>
      <text:p text:style-name="P4">7E + xx + yy + 03 + rr + pp + 7F <text:s text:c="5"/><text:tab/><text:tab/><text:tab/>Solicita un down en el número de </text:p>
      <text:p text:style-name="P4"><text:tab/><text:tab/><text:tab/><text:tab/><text:tab/><text:tab/><text:tab/>pantalla de la placa <text:s/>Nº xx.</text:p>
      <text:p text:style-name="P4"/>
      <text:p text:style-name="P4">7E + yy + xx + valor_pantalla + rr + pp + 7F <text:s text:c="4"/><text:tab/>Responde a la solicitud, con el</text:p>
      <text:p text:style-name="P6">número de pantalla actual.</text:p>
      <text:p text:style-name="P4"/>
      <text:p text:style-name="P4">7E + xx + yy + 04 + rr + pp + 7F <text:s text:c="5"/><text:tab/><text:tab/><text:tab/>Solicita los valores de los 16 canales </text:p>
      <text:p text:style-name="P4"><text:tab/><text:tab/><text:tab/><text:tab/><text:tab/><text:tab/><text:tab/>digitales y los 32 canales analógicos </text:p>
      <text:p text:style-name="P4"><text:tab/><text:tab/><text:tab/><text:tab/><text:tab/><text:tab/><text:tab/>sin promediar de la placa Nº xx.</text:p>
      <text:p text:style-name="P4"/>
      <text:p text:style-name="P4"><text:soft-page-break/>7E + yy + xx + digital_8_1 + digital_16_9 + analog_1_H + analog_1_L + …..+ analog_32_H + analog_32_L + rr + pp + 7F</text:p>
      <text:p text:style-name="P6">Responde a la solicitud, con los 2 </text:p>
      <text:p text:style-name="P6">byte que son los 16 canales digitales </text:p>
      <text:p text:style-name="P6">y las 32 mediciones analógicos (2B) </text:p>
      <text:p text:style-name="P6">de la placa Nº xx.</text:p>
      <text:p text:style-name="P4"/>
      <text:p text:style-name="P4">7E + xx + yy + 05 + dato_8_1 + dato_16_9 + rr + pp + 7F</text:p>
      <text:p text:style-name="P6">Escribe los canales digitales de la </text:p>
      <text:p text:style-name="P6">placa Nº xx.</text:p>
      <text:p text:style-name="P4"/>
      <text:p text:style-name="P4">7E + yy + xx + digital_8_1 + dato_8_1 + digital_16_9 + dato_16_9 + rr + pp + 7F</text:p>
      <text:p text:style-name="P10">Responde con los valores guardados en los canales digitales de la placa Nº xx, mas los registro de cómo están configurados</text:p>
      <text:p text:style-name="P10"/>
      <text:p text:style-name="P4">7E + xx + yy + 06 + dato_8_1 + mascara_8_1 + dato_16_9 + mascara_16_9 + rr + pp + 7F <text:s text:c="5"/><text:tab/><text:tab/><text:tab/><text:tab/><text:tab/><text:tab/><text:tab/><text:tab/></text:p>
      <text:p text:style-name="P6">Escribe los canales <text:s/>digitales Según </text:p>
      <text:p text:style-name="P6">la mascara, de la placa Nº xx.</text:p>
      <text:p text:style-name="P4"/>
      <text:p text:style-name="P4">7E + yy + xx + digital_8_1 + dato_8_1 + digital_16_9 + dato_16_9 + rr + pp + 7F</text:p>
      <text:p text:style-name="P10">Responde con los valores guardados en los canales digitales de la placa Nº xx, mas los registro de cómo están configurados</text:p>
      <text:p text:style-name="P4"/>
      <text:p text:style-name="P13">7E + xx + yy + 07 + Offset_H + Offset_L + cantidad_byteH + <text:s/>cantidad_byteL + rr + pp + 7F <text:s text:c="5"/></text:p>
      <text:p text:style-name="P6">Lee una cantidad de byte, a partir de </text:p>
      <text:p text:style-name="P6">la dirección de Offset de la placa </text:p>
      <text:p text:style-name="P6">Nº xx.</text:p>
      <text:p text:style-name="P4"/>
      <text:p text:style-name="P4"><text:span text:style-name="T1">7E + yy + xx + </text:span><text:span text:style-name="T2">Offset_H + Offset_L + cantidad_byteH + <text:s/>cantidad_byteL + </text:span><text:span text:style-name="T1">byte_1 + .... + byte_n + rr + pp + 7F<text:tab/><text:tab/><text:tab/><text:tab/><text:tab/><text:tab/><text:tab/><text:tab/> <text:s text:c="2"/></text:span></text:p>
      <text:p text:style-name="P6"><text:span text:style-name="T1">Responde con</text:span> cantidad de byte, </text:p>
      <text:p text:style-name="P6">dirección de Offset de la y datos de </text:p>
      <text:p text:style-name="P6">la placa Nº xx.</text:p>
      <text:p text:style-name="P5"/>
      <text:p text:style-name="P4"><text:span text:style-name="T1">7E + xx + yy + 08 + Offset_H + Offset_L + </text:span><text:span text:style-name="T2">cantidad_byteH + <text:s/>cantidad_byteL </text:span><text:span text:style-name="T1">+ byte_1+….+ byte_n + rr + pp + 7F <text:tab/><text:tab/><text:tab/><text:tab/><text:tab/><text:tab/><text:tab/> <text:s text:c="4"/></text:span></text:p>
      <text:p text:style-name="P7">Escribe una cierta cantidad de byte, </text:p>
      <text:p text:style-name="P7">a partir de la <text:s/>dirección de Offset </text:p>
      <text:p text:style-name="P7">de la placa Nº xx.</text:p>
      <text:p text:style-name="P5"/>
      <text:p text:style-name="P4"><text:span text:style-name="T1">7E + yy + xx + Offset_H + Offset_L + </text:span><text:span text:style-name="T2">cantidad_byteH + <text:s/>cantidad_byteL </text:span><text:span text:style-name="T1">+ rr + pp + 7F<text:tab/></text:span></text:p>
      <text:p text:style-name="P5"/>
      <text:p text:style-name="P4"><text:span text:style-name="T1">7E + xx </text:span>+ yy + 0A + rr + pp + 7F <text:s text:c="5"/><text:tab/><text:tab/>Lee los valores con que se</text:p>
      <text:p text:style-name="P6">encuentran el PWM1 y PWM2 en la <text:s/></text:p>
      <text:p text:style-name="P6">placa Nº xx.</text:p>
      <text:p text:style-name="P4"/>
      <text:p text:style-name="P5">7E + yy + xx + valor_pwm1 + valor_pwm2 + rr + pp + 7F <text:s text:c="5"/></text:p>
      <text:p text:style-name="P7"><text:soft-page-break/>Responde con los valores de los dos </text:p>
      <text:p text:style-name="P7">PWM </text:p>
      <text:p text:style-name="P5"/>
      <text:p text:style-name="P5"/>
      <text:p text:style-name="P4">7E + xx + yy + 0B + valor_pwm1 + valor_pwm2 + rr + pp + 7F</text:p>
      <text:p text:style-name="P6">Escribe los valores en los PWM1 y</text:p>
      <text:p text:style-name="P6">PWM2 en la <text:span text:style-name="T1">placa Nº xx.</text:span></text:p>
      <text:p text:style-name="P11"/>
      <text:p text:style-name="P4"><text:span text:style-name="T1">7E + yy + xx + valor </text:span>_pwm1 + valor_pwm2 + <text:span text:style-name="T1"><text:s/>rr + pp + 7F</text:span></text:p>
      <text:p text:style-name="P7">Responde con los valores que se</text:p>
      <text:p text:style-name="P7">escribieron los PWM de la placa N° </text:p>
      <text:p text:style-name="P7">xx</text:p>
      <text:p text:style-name="P5"/>
      <text:p text:style-name="P4">7E + xx + yy + 11 + N°Canal_analog_leer_prom + rr + pp + 7F <text:s text:c="4"/></text:p>
      <text:p text:style-name="P6">Solicita el número de canal a leer </text:p>
      <text:p text:style-name="P6">(entre 0 y 31), de la placa xx </text:p>
      <text:p text:style-name="P4"/>
      <text:p text:style-name="P4">7E + yy + xx + N°Canal_analog_leer_prom + Valor_canal_H + Valor_canal_L + rr + pp + 7F</text:p>
      <text:p text:style-name="P4"><text:tab/><text:tab/><text:tab/><text:tab/><text:tab/><text:tab/><text:tab/>Retorna con el número del canal </text:p>
      <text:p text:style-name="P4"><text:tab/><text:tab/><text:tab/><text:tab/><text:tab/><text:tab/><text:tab/>leído, y los dos byte pertenecientes </text:p>
      <text:p text:style-name="P4"><text:tab/><text:tab/><text:tab/><text:tab/><text:tab/><text:tab/><text:tab/>al valor del canal, (High – Low)</text:p>
      <text:p text:style-name="P4"/>
      <text:p text:style-name="P4">7E + xx + yy + 12 + <text:s/>rr + pp + 7F <text:s text:c="5"/><text:tab/><text:tab/>Solicita el valor promediado de los</text:p>
      <text:p text:style-name="P6">32 canales analógicos de la placa xx </text:p>
      <text:p text:style-name="P4"/>
      <text:p text:style-name="P4">7E + yy + xx + analog_1_H + analog_1_L + …..+ analog_32_H + analog_32_L + rr + pp + 7F</text:p>
      <text:p text:style-name="P4"><text:tab/><text:tab/><text:tab/><text:tab/><text:tab/><text:tab/><text:tab/>Retorna con el valor promediado de </text:p>
      <text:p text:style-name="P6">los 32 canales analógicos, </text:p>
      <text:p text:style-name="P6">comenzando con el byte_H y </text:p>
      <text:p text:style-name="P6">después el byte _L del canal 1</text:p>
      <text:p text:style-name="P4"/>
      <text:p text:style-name="P4"/>
      <text:p text:style-name="P4">7E + xx + yy + 13 + leer_o_escribir + N°_bit + Valor_canal_dig + rr + pp + 7F <text:s text:c="4"/></text:p>
      <text:p text:style-name="P6">Leer o escribe un canal digital (con </text:p>
      <text:p text:style-name="P6">2 se lee, con 3 escribe) de la </text:p>
      <text:p text:style-name="P6">placa xx. N°_bit (de 1 a 16).</text:p>
      <text:p text:style-name="P6">Valor_canal_dig (0 o 1)</text:p>
      <text:p text:style-name="P4"/>
      <text:p text:style-name="P4">7E + yy + xx + leer_o_escribir + N°_bit + Valor_canal_dig + rr + pp + 7F</text:p>
      <text:p text:style-name="P4"><text:tab/><text:tab/><text:tab/><text:tab/><text:tab/><text:tab/><text:tab/>Retorna con un byte en <text:s/>el cual </text:p>
      <text:p text:style-name="P6">comenta la operación realizada, un </text:p>
      <text:p text:style-name="P6">byte con el número del bit trabajado,</text:p>
      <text:p text:style-name="P6">un byte con el valor actual del canal </text:p>
      <text:p text:style-name="P6">digital.</text:p>
      <text:p text:style-name="P4"/>
      <text:p text:style-name="P4">7E + xx + yy + 14 + <text:s/>rr + pp + 7F <text:s text:c="4"/><text:tab/><text:tab/><text:tab/>Lee el grupo digital conformado por </text:p>
      <text:p text:style-name="P6">los bits 3, 4, 5 y 6.</text:p>
      <text:p text:style-name="P4"/>
      <text:p text:style-name="P4">7E + yy + xx + Valor_grup_dig + rr + pp + 7F<text:tab/>Retorna con un byte con el valor </text:p>
      <text:p text:style-name="P4"><text:tab/><text:tab/><text:tab/><text:tab/><text:tab/><text:tab/><text:tab/>actual del grupo formado por los bits </text:p>
      <text:p text:style-name="P6"><text:soft-page-break/>3, 4, 5 y 6 (de 0 a 15). Con el </text:p>
      <text:p text:style-name="P6">siguiente formato L3-L4-L5-L6</text:p>
      <text:p text:style-name="P4"/>
      <text:p text:style-name="P4"/>
      <text:p text:style-name="P4">7E + xx + yy + 15 + Valor_grup_dig + rr + pp + 7F <text:s text:c="4"/></text:p>
      <text:p text:style-name="P6">Escribe el grupo digital </text:p>
      <text:p text:style-name="P6">conformado por los bits 7, 8 y 11 </text:p>
      <text:p text:style-name="P6">Valor_grup_dig (0 o 7). Con el </text:p>
      <text:p text:style-name="P6">formato (L7-L8-L11) según un </text:p>
      <text:p text:style-name="P6"><text:span text:style-name="T3"></text:span>t (200 mseg).</text:p>
      <text:p text:style-name="P4"/>
      <text:p text:style-name="P4">7E + yy + xx + AA + rr + pp + 7F<text:tab/><text:tab/><text:tab/>Retorna en un byte el valor AA </text:p>
      <text:p text:style-name="P6">si la operación de escritura se </text:p>
      <text:p text:style-name="P6">realizo con exito.</text:p>
      <text:p text:style-name="P10">Si se realiza la operación a una esclava, internamente no realiza nada, pero envía la misma repuesta.</text:p>
      <text:p text:style-name="P4"/>
      <text:p text:style-name="P4">7E + xx + yy + 16 + rr + pp + 7F <text:s text:c="4"/><text:tab/><text:tab/><text:tab/>Leer el grupo digital conformado </text:p>
      <text:p text:style-name="P6">por los bits 7, 8 y 11 </text:p>
      <text:p text:style-name="P4"/>
      <text:p text:style-name="P4">7E + yy + xx + Valor_grup_dig + rr + pp + 7F<text:tab/>Retorna con un byte el valor actual </text:p>
      <text:p text:style-name="P6">del grupo formado por los bits 7, 8 y </text:p>
      <text:p text:style-name="P6">11 (0 o 7). Con el formato (L7-L8-</text:p>
      <text:p text:style-name="P6">L11)</text:p>
      <text:p text:style-name="P4"/>
      <text:p text:style-name="P4">7E + xx + yy + 17+ Valor_grup_dig + rr + pp + 7F <text:s text:c="4"/></text:p>
      <text:p text:style-name="P6">Escribe el grupo digital </text:p>
      <text:p text:style-name="P6">conformado por los bits 9 y 10 </text:p>
      <text:p text:style-name="P6">Valor_grup_dig (0 o 3). Con el </text:p>
      <text:p text:style-name="P6">formato (L9-L10).</text:p>
      <text:p text:style-name="P4"/>
      <text:p text:style-name="P4">7E + yy + xx + Valor_grup_dig + rr + pp + 7F</text:p>
      <text:p text:style-name="P4"><text:tab/><text:tab/><text:tab/><text:tab/><text:tab/><text:tab/><text:tab/>Retorna con un byte el valor actual </text:p>
      <text:p text:style-name="P6">del grupo formado por los bits 9 y </text:p>
      <text:p text:style-name="P6">10. Valor_grup_dig (0 o 3). Con el </text:p>
      <text:p text:style-name="P6">formato (L9-L10)</text:p>
      <text:p text:style-name="P4"/>
      <text:p text:style-name="P4">7E + xx + yy + 18 + rr + pp + 7F <text:s text:c="4"/><text:tab/><text:tab/><text:tab/>Leer el grupo digital conformado </text:p>
      <text:p text:style-name="P6">por los bits 9 y 10 </text:p>
      <text:p text:style-name="P4"/>
      <text:p text:style-name="P4">7E + yy + xx + Valor_grup_dig + rr + pp + 7F</text:p>
      <text:p text:style-name="P4"><text:tab/><text:tab/><text:tab/><text:tab/><text:tab/><text:tab/><text:tab/>Retorna con un byte el valor </text:p>
      <text:p text:style-name="P6">actual del grupo formado por los bits </text:p>
      <text:p text:style-name="P6">9 y 10. Valor_grup_dig (0 o 3). Con </text:p>
      <text:p text:style-name="P6">el formato (L9-L10)</text:p>
      <text:p text:style-name="P4"/>
      <text:p text:style-name="P4">7E + xx + yy + 19 + rr + pp + 7F <text:s text:c="4"/><text:tab/><text:tab/><text:tab/>Leer el grupo digital conformado </text:p>
      <text:p text:style-name="P6">por todos los bits.</text:p>
      <text:p text:style-name="P4"/>
      <text:p text:style-name="P4"><text:soft-page-break/>7E + yy + xx + Valor_grup_dig<text:span text:style-name="T4">H</text:span> + Valor_grup_dig<text:span text:style-name="T4">L</text:span> + rr + pp + 7F</text:p>
      <text:p text:style-name="P6">Retorna con dos byte el valor </text:p>
      <text:p text:style-name="P10">correspondiente a todos los canales</text:p>
      <text:p text:style-name="P8">digitales. Con el formato (L16-L1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text-underline-style="solid" style:text-underline-width="auto" style:text-underline-color="font-colo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file-name text:display="name-and-extension">Proyecto Reemplazo V7S-08-PROTOCOLO COMUNICACIÓN.odt</text:file-name><text:tab/>18/10/2021 <text:s text:c="4"/><text:page-number text:select-page="current"/> de <text:page-count>6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7H17M22S</meta:editing-duration>
    <meta:editing-cycles>52</meta:editing-cycles>
    <meta:generator>OpenOffice.org/3.4.1$Win32 OpenOffice.org_project/341m1$Build-9593</meta:generator>
    <dc:date>2021-11-09T10:30:02.21</dc:date>
    <meta:document-statistic meta:table-count="0" meta:image-count="0" meta:object-count="0" meta:page-count="6" meta:paragraph-count="170" meta:word-count="1894" meta:character-count="9676"/>
    <meta:user-defined meta:name="Info 1"/>
    <meta:user-defined meta:name="Info 2"/>
    <meta:user-defined meta:name="Info 3"/>
    <meta:user-defined meta:name="Info 4"/>
  </office:meta>
</office:document-meta>
</file>